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ja" style:country-asian="JP" style:language-complex="ar" style:country-complex="SA" fo:hyphenate="true"/>
    </style:style>
    <style:style style:name="P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ja" style:country-asian="JP" style:language-complex="ar" style:country-complex="SA" fo:hyphenate="true"/>
    </style:style>
    <style:style style:name="TableColumn11" style:family="table-column">
      <style:table-column-properties style:column-width="1.7305in" style:use-optimal-column-width="false"/>
    </style:style>
    <style:style style:name="TableColumn12" style:family="table-column">
      <style:table-column-properties style:column-width="1.7319in" style:use-optimal-column-width="false"/>
    </style:style>
    <style:style style:name="TableColumn13" style:family="table-column">
      <style:table-column-properties style:column-width="1.7305in" style:use-optimal-column-width="false"/>
    </style:style>
    <style:style style:name="TableColumn14" style:family="table-column">
      <style:table-column-properties style:column-width="1.7319in" style:use-optimal-column-width="false"/>
    </style:style>
    <style:style style:name="Table10" style:family="table">
      <style:table-properties style:width="6.92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1.7305in" style:use-optimal-column-width="false"/>
    </style:style>
    <style:style style:name="TableColumn27" style:family="table-column">
      <style:table-column-properties style:column-width="1.7319in" style:use-optimal-column-width="false"/>
    </style:style>
    <style:style style:name="TableColumn28" style:family="table-column">
      <style:table-column-properties style:column-width="1.7305in" style:use-optimal-column-width="false"/>
    </style:style>
    <style:style style:name="TableColumn29" style:family="table-column">
      <style:table-column-properties style:column-width="1.7319in" style:use-optimal-column-width="false"/>
    </style:style>
    <style:style style:name="Table25" style:family="table">
      <style:table-properties style:width="6.92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41" style:family="table-column">
      <style:table-column-properties style:column-width="1.7305in" style:use-optimal-column-width="false"/>
    </style:style>
    <style:style style:name="TableColumn42" style:family="table-column">
      <style:table-column-properties style:column-width="1.7319in" style:use-optimal-column-width="false"/>
    </style:style>
    <style:style style:name="TableColumn43" style:family="table-column">
      <style:table-column-properties style:column-width="1.7305in" style:use-optimal-column-width="false"/>
    </style:style>
    <style:style style:name="TableColumn44" style:family="table-column">
      <style:table-column-properties style:column-width="1.7319in" style:use-optimal-column-width="false"/>
    </style:style>
    <style:style style:name="Table40" style:family="table">
      <style:table-properties style:width="6.92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56" style:family="table-column">
      <style:table-column-properties style:column-width="1.7305in" style:use-optimal-column-width="false"/>
    </style:style>
    <style:style style:name="TableColumn57" style:family="table-column">
      <style:table-column-properties style:column-width="1.7319in" style:use-optimal-column-width="false"/>
    </style:style>
    <style:style style:name="TableColumn58" style:family="table-column">
      <style:table-column-properties style:column-width="1.7305in" style:use-optimal-column-width="false"/>
    </style:style>
    <style:style style:name="TableColumn59" style:family="table-column">
      <style:table-column-properties style:column-width="1.7319in" style:use-optimal-column-width="false"/>
    </style:style>
    <style:style style:name="Table55" style:family="table">
      <style:table-properties style:width="6.92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 text:c="29"/>ĐỀ<text:s/>THI HỌC KÌ TIN ĐẠI CƯƠNG DEMO2</text:p>
      <text:p text:style-name="Standard"/>
      <text:p text:style-name="Standard">Câu 1:</text:p>
      <text:p text:style-name="Standard">Nhập vào 1 số<text:s/>nguyên dương N và in ra màn hình 2 số<text:s/>đằng trước N và đằng sau N và cả<text:s/>N.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Input:</text:p>
            <text:p text:style-name="TableContents">3</text:p>
          </table:table-cell>
          <table:table-cell table:style-name="TableCell7">
            <text:p text:style-name="TableContents">Output:</text:p>
            <text:p text:style-name="TableContents">1 2 3 4<text:s/>5</text:p>
          </table:table-cell>
        </table:table-row>
      </table:table>
      <text:p text:style-name="Standard"><text:s/></text:p>
      <text:p text:style-name="Standard">Câu 2:</text:p>
      <text:p text:style-name="Standard">Đầu vào trước tiên là số nguyên n tương ứng với n số nguyên cần nhập đúng. Một số nhập đúng thỏa mãn điều kiện là nó vừa là số nguyên tố vừa là số đối xứng.<text:line-break/>các dòng tiếp theo là nhập đến khi nào đủ lượng số nguyên dương n thì dừng. Nếu nhập sai in ra màn hình dòng "Try Again". Nếu nhập đúng in ra số đó.</text:p>
      <text:p text:style-name="Standard">input</text:p>
      <text:p text:style-name="Standard">3<text:line-break/>1<text:line-break/>-1<text:line-break/>11<text:line-break/>-5<text:line-break/>2<text:line-break/>-5<text:line-break/>-1<text:line-break/>5</text:p>
      <text:h text:style-name="P8" text:outline-level="4">Output:</text:h>
      <text:p text:style-name="P9">Try Again<text:line-break/>Try Again<text:line-break/>11<text:line-break/>Try Again<text:line-break/>2<text:line-break/>Try Again<text:line-break/>Try Again<text:line-break/>5</text:p>
      <text:p text:style-name="Standard"/>
      <text:p text:style-name="Standard"/>
      <text:p text:style-name="Standard"/>
      <text:p text:style-name="Standard">Câu 3:</text:p>
      <text:p text:style-name="Standard">Nhập vào 1 số<text:s/>nguyên N. Kiểm tra xem N có phải là số<text:s/>đối xứng<text:s/>hay không? Nếu có in ra màn hình “YES”, nếu không thì in ra màn hình “NO”</text:p>
      <text:p text:style-name="Standard"/>
      <text:p text:style-name="Standard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ableContents">Input:</text:p>
            <text:p text:style-name="TableContents">2</text:p>
          </table:table-cell>
          <table:table-cell table:style-name="TableCell17">
            <text:p text:style-name="TableContents">Input:</text:p>
            <text:p text:style-name="TableContents">12</text:p>
          </table:table-cell>
          <table:table-cell table:style-name="TableCell18">
            <text:p text:style-name="TableContents">Input:</text:p>
            <text:p text:style-name="TableContents">232</text:p>
          </table:table-cell>
          <table:table-cell table:style-name="TableCell19">
            <text:p text:style-name="TableContents">Input:</text:p>
            <text:p text:style-name="TableContents">249</text:p>
          </table:table-cell>
        </table:table-row>
        <table:table-row table:style-name="TableRow20">
          <table:table-cell table:style-name="TableCell21">
            <text:p text:style-name="TableContents">Output:</text:p>
            <text:p text:style-name="TableContents">YES</text:p>
          </table:table-cell>
          <table:table-cell table:style-name="TableCell22">
            <text:p text:style-name="TableContents">Output:</text:p>
            <text:p text:style-name="TableContents">NO</text:p>
          </table:table-cell>
          <table:table-cell table:style-name="TableCell23">
            <text:p text:style-name="TableContents">Output:</text:p>
            <text:p text:style-name="TableContents">YES</text:p>
          </table:table-cell>
          <table:table-cell table:style-name="TableCell24">
            <text:p text:style-name="TableContents">Output:</text:p>
            <text:p text:style-name="TableContents">NO</text:p>
          </table:table-cell>
        </table:table-row>
      </table:table>
      <text:p text:style-name="Standard"/>
      <text:p text:style-name="Standard">Câu 4:</text:p>
      <text:p text:style-name="Standard">Nhập vào một số<text:s/>nguyên dương N. In ra màn hình kết quả<text:s/>là tổng từ<text:s/>1 đến N.</text:p>
      <text:p text:style-name="Standard"/>
      <text:p text:style-name="Standard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Input:</text:p>
            <text:p text:style-name="TableContents">2</text:p>
          </table:table-cell>
          <table:table-cell table:style-name="TableCell32">
            <text:p text:style-name="TableContents">Input:</text:p>
            <text:p text:style-name="TableContents">3</text:p>
          </table:table-cell>
          <table:table-cell table:style-name="TableCell33">
            <text:p text:style-name="TableContents">Input:</text:p>
            <text:p text:style-name="TableContents">5</text:p>
          </table:table-cell>
          <table:table-cell table:style-name="TableCell34">
            <text:p text:style-name="TableContents">Input:</text:p>
            <text:p text:style-name="TableContents">6</text:p>
          </table:table-cell>
        </table:table-row>
        <table:table-row table:style-name="TableRow35">
          <table:table-cell table:style-name="TableCell36">
            <text:p text:style-name="TableContents">Output:</text:p>
            <text:p text:style-name="TableContents">3</text:p>
          </table:table-cell>
          <table:table-cell table:style-name="TableCell37">
            <text:p text:style-name="TableContents">Output:</text:p>
            <text:p text:style-name="TableContents">6</text:p>
          </table:table-cell>
          <table:table-cell table:style-name="TableCell38">
            <text:p text:style-name="TableContents">Output:</text:p>
            <text:p text:style-name="TableContents">15</text:p>
          </table:table-cell>
          <table:table-cell table:style-name="TableCell39">
            <text:p text:style-name="TableContents">Output:</text:p>
            <text:p text:style-name="TableContents">21</text:p>
          </table:table-cell>
        </table:table-row>
      </table:table>
      <text:p text:style-name="Standard"/>
      <text:p text:style-name="Standard">Câu 5</text:p>
      <text:p text:style-name="Standard">Đầu vào trước tiên là số nguyên n tương ứng với n số nguyên cần nhập đúng. Một số nhập đúng thỏa mãn điều kiện là nó vừa là số nguyên tố vừa là số đối xứng.<text:line-break/>các dòng tiếp theo là nhập đến khi nào đủ lượng số nguyên dương n thì dừng. Nếu nhập sai in ra màn hình dòng "Try Again". Nếu nhập đúng in ra số đó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âu 5:</text:p>
      <text:p text:style-name="Standard">Nhập vào một số<text:s/>nguyên dương N. In ra màn hình kết quả<text:s/>là số<text:s/>hoàn hảo<text:s/>tiếp theo của số<text:s/>nguyên N đó.</text:p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TableContents">Input:</text:p>
            <text:p text:style-name="TableContents">2</text:p>
          </table:table-cell>
          <table:table-cell table:style-name="TableCell47">
            <text:p text:style-name="TableContents">Input:</text:p>
            <text:p text:style-name="TableContents">10</text:p>
          </table:table-cell>
          <table:table-cell table:style-name="TableCell48">
            <text:p text:style-name="TableContents">Input:</text:p>
            <text:p text:style-name="TableContents">100</text:p>
          </table:table-cell>
          <table:table-cell table:style-name="TableCell49">
            <text:p text:style-name="TableContents">Input:</text:p>
            <text:p text:style-name="TableContents">1000</text:p>
          </table:table-cell>
        </table:table-row>
        <table:table-row table:style-name="TableRow50">
          <table:table-cell table:style-name="TableCell51">
            <text:p text:style-name="TableContents">Output:</text:p>
            <text:p text:style-name="TableContents">6</text:p>
          </table:table-cell>
          <table:table-cell table:style-name="TableCell52">
            <text:p text:style-name="TableContents">Output:</text:p>
            <text:p text:style-name="TableContents">28</text:p>
          </table:table-cell>
          <table:table-cell table:style-name="TableCell53">
            <text:p text:style-name="TableContents">Output:</text:p>
            <text:p text:style-name="TableContents">496</text:p>
          </table:table-cell>
          <table:table-cell table:style-name="TableCell54">
            <text:p text:style-name="TableContents">Output:</text:p>
            <text:p text:style-name="TableContents">8128</text:p>
          </table:table-cell>
        </table:table-row>
      </table:table>
      <text:p text:style-name="Standard"/>
      <text:p text:style-name="Standard">Câu 6:</text:p>
      <text:p text:style-name="Standard">Nhập vào một số<text:s/>nguyên dương N. In ra màn hình kết quả<text:s/>là của trung bình cộng của n số<text:s/>nguyên dương nhập vào</text:p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TableContents">Input:</text:p>
            <text:p text:style-name="TableContents">2</text:p>
            <text:p text:style-name="TableContents">1 2</text:p>
          </table:table-cell>
          <table:table-cell table:style-name="TableCell62">
            <text:p text:style-name="TableContents">Input:</text:p>
            <text:p text:style-name="TableContents">3</text:p>
            <text:p text:style-name="TableContents">1 2 3</text:p>
          </table:table-cell>
          <table:table-cell table:style-name="TableCell63">
            <text:p text:style-name="TableContents">Input:</text:p>
            <text:p text:style-name="TableContents">4</text:p>
            <text:p text:style-name="TableContents">1 2 3 4</text:p>
          </table:table-cell>
          <table:table-cell table:style-name="TableCell64">
            <text:p text:style-name="TableContents">Input:</text:p>
            <text:p text:style-name="TableContents">5</text:p>
            <text:p text:style-name="TableContents">1 2 3 4 5</text:p>
          </table:table-cell>
        </table:table-row>
        <table:table-row table:style-name="TableRow65">
          <table:table-cell table:style-name="TableCell66">
            <text:p text:style-name="TableContents">Output:</text:p>
            <text:p text:style-name="TableContents">1.5</text:p>
          </table:table-cell>
          <table:table-cell table:style-name="TableCell67">
            <text:p text:style-name="TableContents">Output:</text:p>
            <text:p text:style-name="TableContents">2</text:p>
          </table:table-cell>
          <table:table-cell table:style-name="TableCell68">
            <text:p text:style-name="TableContents">Output:</text:p>
            <text:p text:style-name="TableContents">2.5</text:p>
          </table:table-cell>
          <table:table-cell table:style-name="TableCell69">
            <text:p text:style-name="TableContents">Output:</text:p>
            <text:p text:style-name="TableContents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ja" style:country-asian="JP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ja" style:country-asian="JP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ja" style:country-asian="JP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acher A706</dc:creator>
    <meta:creation-date>2018-11-14T15:01:00Z</meta:creation-date>
    <dc:date>2018-12-04T02:33:00Z</dc:date>
    <meta:template xlink:href="Normal.dotm" xlink:type="simple"/>
    <meta:editing-cycles>2</meta:editing-cycles>
    <meta:editing-duration>PT660S</meta:editing-duration>
    <meta:document-statistic meta:page-count="2" meta:paragraph-count="3" meta:word-count="260" meta:character-count="1744" meta:row-count="12" meta:non-whitespace-character-count="1487"/>
  </office:meta>
</office:document-meta>
</file>